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042in" style:rel-column-width="5715*"/>
    </style:style>
    <style:style style:name="Table1.B" style:family="table-column">
      <style:table-column-properties style:column-width="0.6563in" style:rel-column-width="6208*"/>
    </style:style>
    <style:style style:name="Table1.C" style:family="table-column">
      <style:table-column-properties style:column-width="1.3229in" style:rel-column-width="12515*"/>
    </style:style>
    <style:style style:name="Table1.D" style:family="table-column">
      <style:table-column-properties style:column-width="4.3438in" style:rel-column-width="4109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042in" style:rel-column-width="5715*"/>
    </style:style>
    <style:style style:name="Table3.B" style:family="table-column">
      <style:table-column-properties style:column-width="0.6563in" style:rel-column-width="6208*"/>
    </style:style>
    <style:style style:name="Table3.C" style:family="table-column">
      <style:table-column-properties style:column-width="1.3229in" style:rel-column-width="12515*"/>
    </style:style>
    <style:style style:name="Table3.D" style:family="table-column">
      <style:table-column-properties style:column-width="4.3438in" style:rel-column-width="4109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9063in" style:rel-column-width="18034*"/>
    </style:style>
    <style:style style:name="Table2.B" style:family="table-column">
      <style:table-column-properties style:column-width="1.9271in" style:rel-column-width="18231*"/>
    </style:style>
    <style:style style:name="Table2.C" style:family="table-column">
      <style:table-column-properties style:column-width="1.5625in" style:rel-column-width="14782*"/>
    </style:style>
    <style:style style:name="Table2.D" style:family="table-column">
      <style:table-column-properties style:column-width="1.5313in" style:rel-column-width="1448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bold" style:font-weight-asian="bold" style:font-weight-complex="bold"/>
    </style:style>
    <style:style style:name="P10" style:family="paragraph" style:parent-style-name="Text_20_body" style:list-style-name="L6"/>
    <style:style style:name="P11" style:family="paragraph" style:parent-style-name="Text_20_body">
      <style:text-properties style:font-name="Andale Mono"/>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text-indent="0in" style:auto-text-indent="false"/>
      <style:text-properties style:font-name="Andale Mono"/>
    </style:style>
    <style:style style:name="P15" style:family="paragraph" style:parent-style-name="Text_20_body">
      <style:paragraph-properties fo:margin-left="0.4925in" fo:margin-right="0in" fo:text-indent="0in" style:auto-text-indent="false"/>
      <style:text-properties style:font-name="Arial1"/>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Andale Mono"/>
    </style:style>
    <style:style style:name="P20" style:family="paragraph" style:parent-style-name="Text_20_body" style:list-style-name="L8">
      <style:paragraph-properties fo:margin-left="0in" fo:margin-right="0in" fo:text-indent="0in" style:auto-text-indent="false"/>
      <style:text-properties style:font-name="Andale Mono"/>
    </style:style>
    <style:style style:name="P21" style:family="paragraph" style:parent-style-name="Text_20_body" style:list-style-name="L9">
      <style:paragraph-properties fo:margin-left="0in" fo:margin-right="0in" fo:text-indent="0in" style:auto-text-indent="false"/>
      <style:text-properties style:font-name="Andale Mono"/>
    </style:style>
    <style:style style:name="P22" style:family="paragraph" style:parent-style-name="Text_20_body">
      <style:paragraph-properties fo:margin-left="0in" fo:margin-right="0in" fo:text-indent="0in" style:auto-text-indent="false"/>
      <style:text-properties style:font-name="Arial1"/>
    </style:style>
    <style:style style:name="P23" style:family="paragraph" style:parent-style-name="Text_20_body">
      <style:paragraph-properties fo:margin-left="0in" fo:margin-right="0in" fo:text-indent="0in" style:auto-text-indent="false"/>
      <style:text-properties style:font-name="Arial1" fo:font-style="normal" style:text-underline-style="none" style:font-style-asian="normal" style:font-style-complex="normal"/>
    </style:style>
    <style:style style:name="P24" style:family="paragraph" style:parent-style-name="Text_20_body" style:list-style-name="L7">
      <style:paragraph-properties fo:margin-left="0.9846in" fo:margin-right="0in" fo:text-indent="-0.25in" style:auto-text-indent="false"/>
      <style:text-properties style:font-name="Arial1"/>
    </style:style>
    <style:style style:name="P25" style:family="paragraph" style:parent-style-name="Text_20_body" style:list-style-name="L7">
      <style:paragraph-properties fo:margin-left="0.9846in" fo:margin-right="0in" fo:text-indent="-0.25in" style:auto-text-indent="false">
        <style:tab-stops>
          <style:tab-stop style:position="2.1563in"/>
        </style:tab-stops>
      </style:paragraph-properties>
      <style:text-properties style:font-name="Arial1"/>
    </style:style>
    <style:style style:name="P26" style:family="paragraph" style:parent-style-name="Text_20_body" style:list-style-name="L8">
      <style:paragraph-properties fo:margin-left="0.9846in" fo:margin-right="0in" fo:text-indent="-0.25in" style:auto-text-indent="false"/>
    </style:style>
    <style:style style:name="P27" style:family="paragraph" style:parent-style-name="Text_20_body" style:list-style-name="L9">
      <style:paragraph-properties fo:margin-left="0.9846in" fo:margin-right="0in" fo:text-indent="-0.25in" style:auto-text-indent="false"/>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Andale Mono"/>
    </style:style>
    <style:style style:name="T2" style:family="text">
      <style:text-properties style:font-name="Arial1"/>
    </style:style>
    <style:style style:name="T3" style:family="text">
      <style:text-properties style:font-name="Andale Mono"/>
    </style:style>
    <style:style style:name="T4" style:family="text">
      <style:text-properties style:font-name="Andale Mono" fo:font-weight="bold" style:font-weight-asian="bold" style:font-weight-complex="bold"/>
    </style:style>
    <style:style style:name="T5" style:family="text">
      <style:text-properties fo:font-weight="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weight-asian="normal"/>
    </style:style>
    <style:style style:name="T9"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Introduction<text:tab/>1</text:p>
          <text:p text:style-name="P30">Background<text:tab/>1</text:p>
          <text:p text:style-name="P29">Abstracting DASD<text:tab/>3</text:p>
          <text:p text:style-name="P30">CKD Volumes<text:tab/>3</text:p>
          <text:p text:style-name="P30">FBA Volumes<text:tab/>4</text:p>
          <text:p text:style-name="P29">File Description Structure (FDS)<text:tab/>5</text:p>
          <text:p text:style-name="P29">Volume Definition Block (VDB) Record<text:tab/>6</text:p>
          <text:p text:style-name="P30">Accessing the VDB Record<text:tab/>6</text:p>
          <text:p text:style-name="P29">Volume Content File<text:tab/>8</text:p>
          <text:p text:style-name="P30">Specifying the Volume Content<text:tab/>8</text:p>
          <text:p text:style-name="P29">SATK Related Standards and Processes<text:tab/>10</text:p>
          <text:p text:style-name="P30">IPL ELF ABI Supplement<text:tab/>10</text:p>
          <text:p text:style-name="P30">IPL Medium Preparation Processor<text:tab/>10</text:p>
        </text:index-body>
      </text:table-of-content>
      <text:p text:style-name="Standard"/>
      <text:p text:style-name="Text_20_body">Copyright (C) 2012 Harold Grovesteen</text:p>
      <text:p text:style-name="Standard"/>
      <text:h text:style-name="Heading_20_1" text:outline-level="1">Introduction</text:h>
      <text:p text:style-name="Text_20_body">The IPL ELF Supplement defines the usage of a Direct Access Storage Device (DASD) volume for use by the mainframe boot process. <text:s/>It does not define how such volumes are to be used beyond the boot process requirements. <text:s/>This document describes how SATK will utilize these volumes for the storage and accessing of files on either Count-Key-Data (CKD) or Fixed-Block-Architecture (FBA) device geometries.</text:p>
      <text:p text:style-name="Text_20_body">The following design goals were established:</text:p>
      <text:list xml:id="list365662271" text:style-name="L1">
        <text:list-item>
          <text:p text:style-name="P4">File content must be identifiable and located on the DASD volume independent of the device geometry.</text:p>
        </text:list-item>
        <text:list-item>
          <text:p text:style-name="P4">Virtual machine DIAGNOSE facilities must be supported.</text:p>
        </text:list-item>
        <text:list-item>
          <text:p text:style-name="P4">Compatibility with legacy DASD management techniques is not a requirement.</text:p>
        </text:list-item>
      </text:list>
      <text:h text:style-name="Heading_20_2" text:outline-level="2">Background</text:h>
      <text:p text:style-name="Text_20_body">When developing boot processes for some environments, for example operating systems that utilize multiple in storage components for initialization, an external storage mechanism is required. <text:s/>Linux is an example that uses both a command string and memory mapped files system during initialization. <text:s/>Both of these components, in addition to the kernel itself, must be loaded. <text:s/>OpenSolaris on System z used similar storage content expected to be loaded by a boot loader process before kernel initialization.</text:p>
      <text:p text:style-name="Text_20_body">The IPL Medium Preparation process accommodated, without specific definition, the concept of additional content loadable from the DASD medium. <text:s/>The terminology used within the IPL <text:soft-page-break/>Medium Preparation Processor documentation is “repository” or “repository list.” <text:s/>As originally conceived by the medium preparation process, this disk content would itself identify directly the files and their locations in device geometry specific terms. <text:s/>With the design goal here to treat all DASD content access independent of the physical geometry and one that may utilize virtual machine DIAGNOSE facilities, the “repository” concept as integrated into the medium preparation process by this document, diverges somewhat from the original conception. <text:s/>See particularly the section “Accessing the VDB”.</text:p>
      <text:p text:style-name="Text_20_body">Linux on System z uses an approach that allows CKD or FBA devices to be used for a Linux file system and provides the option to use DIAGNOSE calls instead of actual I/O mechanisms when running within a virtual machine. <text:s/>This ability matches the design goals for the SATK DASD Volume Standard. <text:s/>Linux achieves this by essentially emulating FBA devices on CKD geometries. <text:s/>By restricting the file system block sizes to those supported by a DIAGNOSE, the second goal of this standard is also achieved. <text:s/>This standard leverages this technique used by Linux.</text:p>
      <text:p text:style-name="Text_20_body"/>
      <text:p text:style-name="Text_20_body"/>
      <text:p text:style-name="P2"/>
      <text:h text:style-name="Heading_20_1" text:outline-level="1">Abstracting DASD</text:h>
      <text:p text:style-name="Text_20_body">DASD geometries and architecture are abstracted using a standardized block size for content storage. <text:s/>Block sizes of 512, 1024, 2048 and 4096 are supported. <text:s/>This allows virtual machine DIAGNOSE X'260' to be used to access volumes of either DASD architecture, CKD or FBA.</text:p>
      <text:p text:style-name="Text_20_body">Each block is numbered starting with zero for the first block. <text:s/>If the volume may contain <text:span text:style-name="T1">n</text:span> blocks, the last block on the volume is numbered <text:span text:style-name="T1">n-1</text:span>. <text:s text:c="2"/>From the standpoint of the volume standard, DASD are only accessed by means of block number. <text:s/>Block numbers are limited to unsigned 32-bit values. <text:s/>The maximum supported block number of this standard is <text:s/>4,294,967,295.</text:p>
      <text:p text:style-name="Text_20_body">Accessing a specific volume block still requires use of the appropriate physical addressing and channel command words required by the underlying volume. <text:s/>Only use of DIAGNOSE X'260' eliminates this requirement.</text:p>
      <text:p text:style-name="Text_20_body">The DASD volume standard only uses block numbers and supported block sizes for defining and accessing DASD content. <text:s/>In the context of this standard, the volume is separated into one or more contiguous areas. <text:s/>Each contiguous area defines the content of a single file. <text:s/>Files are named for identification purposes.</text:p>
      <text:p text:style-name="Text_20_body">Abstracting the DASD content uses two structures and one file:</text:p>
      <text:list xml:id="list73347210" text:style-name="L2">
        <text:list-item>
          <text:p text:style-name="P5">the File Description Structure (FDS), describing named volume content contained within a single contiguous area of the volume, the</text:p>
        </text:list-item>
      </text:list>
      <text:list xml:id="list1585738688" text:style-name="L3">
        <text:list-item>
          <text:p text:style-name="P6">Volume Content File, a file containing a sequence of File Description Structures defining the locations of all of the other files on the volume, and the</text:p>
        </text:list-item>
        <text:list-item>
          <text:p text:style-name="P6">Volume Definition Block (VDB), defining block access to the volume and containing the Volume Content File's FDS.</text:p>
        </text:list-item>
      </text:list>
      <text:p text:style-name="Text_20_body">The name of the Volume Content File as contained within the VDB's embedded FDS becomes the name of the volume.</text:p>
      <text:h text:style-name="Heading_20_2" text:outline-level="2">CKD Volumes</text:h>
      <text:p text:style-name="Text_20_body">For CKD volumes, each track may contain some number of blocks, depending upon the track size. <text:s/>From the lowest cylinder and track numbers to the highest, blocks are numbered sequentially. <text:s/>Each block constitutes a single numbered record on a specific CKD track. <text:s/>Knowing the number of blocks contained per track and the number of tracks per cylinder, a given block's number may be calculated. <text:s/>The reverse is also true. <text:s/>Given a block number, its physical cylinder, track and record number may be determined. <text:s/>It should be noted that record numbers start at one and are incremented upward. <text:s/>Once a block number has been converted to a relative record number, the relative record number must be incremented by one for the purposes of accessing the physical track record corresponding to the block. <text:s/></text:p>
      <text:p text:style-name="Text_20_body">Some CKD volumes may not be able to support all block sizes due to track length limitations. <text:s/><text:soft-page-break/>Certain large CKD volumes may utilize extended addressing mechanisms to allow more cylinders per volume than previously allowed. <text:s/>Accommodating these volumes is not precluded by this standard, provided block numbers due not exceed the maximum allowed.</text:p>
      <text:p text:style-name="Text_20_body">On CKD volumes, only the Volume Definition Block is guaranteed to be accessible using volume block standard accesses within the reserved area of the volume.</text:p>
      <text:h text:style-name="Heading_20_2" text:outline-level="2">FBA Volumes</text:h>
      <text:p text:style-name="Text_20_body">For FBA volumes, the calculation from block number to sector number is more straight forward. <text:s/>Each sector on an FBA volume is 512 bytes in length. <text:s/>By knowing the block size, the number of sectors required to contain the block are readily determined. <text:s/>By simply multiplying the block number by the number of sectors per block, the starting sector of the block can be determined.</text:p>
      <text:p text:style-name="Text_20_body"/>
      <text:p text:style-name="Text_20_body"/>
      <text:p text:style-name="P2"/>
      <text:h text:style-name="Heading_20_1" text:outline-level="1">File Description Structure (FDS)</text:h>
      <text:p text:style-name="Text_20_body">The File Description Structure locates on the volume a single area of the volume whose content is identified by name and resides within the defined area. <text:s/>Volume blocks in excess of the files content are not supported. <text:s/>File names may use either ASCII or EBCDIC character encoding. <text:s/>The structure's status implies the status of the area's content. <text:s/>The following table defines the structure's field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Offset</text:p>
            </table:table-cell>
            <table:table-cell table:style-name="Table1.A1" office:value-type="string">
              <text:p text:style-name="Table_20_Heading">Length</text:p>
            </table:table-cell>
            <table:table-cell table:style-name="Table1.A1" office:value-type="string">
              <text:p text:style-name="Table_20_Heading">Content</text:p>
            </table:table-cell>
            <table:table-cell table:style-name="Table1.D1" office:value-type="string">
              <text:p text:style-name="Table_20_Heading">Description</text:p>
            </table:table-cell>
          </table:table-row>
        </table:table-header-rows>
        <table:table-row>
          <table:table-cell table:style-name="Table1.A2" office:value-type="string">
            <text:p text:style-name="P3">+0</text:p>
          </table:table-cell>
          <table:table-cell table:style-name="Table1.A2" office:value-type="string">
            <text:p text:style-name="P3">12</text:p>
          </table:table-cell>
          <table:table-cell table:style-name="Table1.A2" office:value-type="string">
            <text:p text:style-name="P3">characters</text:p>
          </table:table-cell>
          <table:table-cell table:style-name="Table1.D2" office:value-type="string">
            <text:p text:style-name="Table_20_Contents">File's name in either ASCII or EBCDIC characters</text:p>
          </table:table-cell>
        </table:table-row>
        <table:table-row>
          <table:table-cell table:style-name="Table1.A2" office:value-type="string">
            <text:p text:style-name="P3">+12</text:p>
          </table:table-cell>
          <table:table-cell table:style-name="Table1.A2" office:value-type="string">
            <text:p text:style-name="P3">1</text:p>
          </table:table-cell>
          <table:table-cell table:style-name="Table1.A2" office:value-type="string">
            <text:p text:style-name="P3">bit-level flags</text:p>
          </table:table-cell>
          <table:table-cell table:style-name="Table1.D2" office:value-type="string">
            <text:p text:style-name="Table_20_Contents">0x80 – Structure in use, content valid</text:p>
            <text:p text:style-name="Table_20_Contents">0x40 – File name in ASCII characters, otherwise EBCDIC</text:p>
            <text:p text:style-name="Table_20_Contents">0x20 – Default memory resident address specified</text:p>
            <text:p text:style-name="Table_20_Contents">0x10 – Relocate if an ELF executable</text:p>
          </table:table-cell>
        </table:table-row>
        <table:table-row>
          <table:table-cell table:style-name="Table1.A2" office:value-type="string">
            <text:p text:style-name="P3">+13</text:p>
          </table:table-cell>
          <table:table-cell table:style-name="Table1.A2" office:value-type="string">
            <text:p text:style-name="P3">1</text:p>
          </table:table-cell>
          <table:table-cell table:style-name="Table1.A2" office:value-type="string">
            <text:p text:style-name="P3">bit-level flags</text:p>
          </table:table-cell>
          <table:table-cell table:style-name="Table1.D2" office:value-type="string">
            <text:p text:style-name="Table_20_Contents">Reserved, must be all zero bits</text:p>
          </table:table-cell>
        </table:table-row>
        <table:table-row>
          <table:table-cell table:style-name="Table1.A2" office:value-type="string">
            <text:p text:style-name="P3">+14</text:p>
          </table:table-cell>
          <table:table-cell table:style-name="Table1.A2" office:value-type="string">
            <text:p text:style-name="P3">2</text:p>
          </table:table-cell>
          <table:table-cell table:style-name="Table1.A2" office:value-type="string">
            <text:p text:style-name="P3">unsigned binary</text:p>
          </table:table-cell>
          <table:table-cell table:style-name="Table1.D2" office:value-type="string">
            <text:p text:style-name="Table_20_Contents">Number of bytes of file content in the last block. <text:s/>Must not be zero for a used structure</text:p>
          </table:table-cell>
        </table:table-row>
        <table:table-row>
          <table:table-cell table:style-name="Table1.A2" office:value-type="string">
            <text:p text:style-name="P3">+16</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First block number of the file's content</text:p>
          </table:table-cell>
        </table:table-row>
        <table:table-row>
          <table:table-cell table:style-name="Table1.A2" office:value-type="string">
            <text:p text:style-name="P3">+20</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Number of blocks containing file content</text:p>
          </table:table-cell>
        </table:table-row>
        <table:table-row>
          <table:table-cell table:style-name="Table1.A2" office:value-type="string">
            <text:p text:style-name="P3">+24</text:p>
          </table:table-cell>
          <table:table-cell table:style-name="Table1.A2" office:value-type="string">
            <text:p text:style-name="P3">8</text:p>
          </table:table-cell>
          <table:table-cell table:style-name="Table1.A2" office:value-type="string">
            <text:p text:style-name="P3">unsigned binary</text:p>
          </table:table-cell>
          <table:table-cell table:style-name="Table1.D2" office:value-type="string">
            <text:p text:style-name="Table_20_Contents">File content default memory resident address</text:p>
          </table:table-cell>
        </table:table-row>
      </table:table>
      <text:p text:style-name="Text_20_body"/>
      <text:p text:style-name="Text_20_body">The FDS is 32 bytes in length. <text:s/>Completely filled blocks are used to contain FDS's. <text:s/>The VDB is the exception, containing only one FDS for the Volume Content File. <text:s/>A used FDS (an FDS with bit 0 of byte 12 set to one) must contain at least an EBCDIC name, starting block number, number of blocks and content bytes in the last block.</text:p>
      <text:p text:style-name="Text_20_body">The file's content length may be calculated by multiplying the volume block size by the number of blocks of content minus 1 and adding to the product the number of bytes in the last block. <text:s/>The VDB for the volume will identify the volume block size.</text:p>
      <text:p text:style-name="Text_20_body">By providing a status, files may be deleted or replaced on the volume, although these file operations are not required. <text:s/>Adding files may be done by extending the content and using the next available FDS structure.</text:p>
      <text:p text:style-name="Text_20_body">Number of FDS per block size:</text:p>
      <text:list xml:id="list1936265558" text:style-name="L4">
        <text:list-item>
          <text:p text:style-name="P7">512-byte block, 16 FDS entries</text:p>
        </text:list-item>
        <text:list-item>
          <text:p text:style-name="P7">1024-byte block, 32 FDS entries</text:p>
        </text:list-item>
        <text:list-item>
          <text:p text:style-name="P7">2046-byte block, 64 FDS entries</text:p>
        </text:list-item>
        <text:list-item>
          <text:p text:style-name="P7">4096-byte block, 128 FDS entries.</text:p>
        </text:list-item>
      </text:list>
      <text:h text:style-name="P28" text:outline-level="1">Volume Definition Block (VDB) Record</text:h>
      <text:p text:style-name="Text_20_body">The responsibility of the Volume Definition Block is two fold. <text:s/>It provides the</text:p>
      <text:list xml:id="list1933751288" text:style-name="L5">
        <text:list-item>
          <text:p text:style-name="P8">information required to map between the physical disk architecture and geometry to the standardized block addressing structure used by this volume standard, and the</text:p>
        </text:list-item>
        <text:list-item>
          <text:p text:style-name="P8">location where the volume's named content is described via an embedded Extent Description Structure.</text:p>
        </text:list-item>
      </text:list>
      <text:p text:style-name="Text_20_body">The 512-byte Volume Definition Block record structure is provided in the following tabl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Offset</text:p>
            </table:table-cell>
            <table:table-cell table:style-name="Table3.A1" office:value-type="string">
              <text:p text:style-name="Table_20_Heading">Length</text:p>
            </table:table-cell>
            <table:table-cell table:style-name="Table3.A1" office:value-type="string">
              <text:p text:style-name="Table_20_Heading">Content</text:p>
            </table:table-cell>
            <table:table-cell table:style-name="Table3.D1" office:value-type="string">
              <text:p text:style-name="Table_20_Heading">Description</text:p>
            </table:table-cell>
          </table:table-row>
        </table:table-header-rows>
        <table:table-row>
          <table:table-cell table:style-name="Table3.A2" office:value-type="string">
            <text:p text:style-name="P3">+0</text:p>
          </table:table-cell>
          <table:table-cell table:style-name="Table3.A2" office:value-type="string">
            <text:p text:style-name="P3">4</text:p>
          </table:table-cell>
          <table:table-cell table:style-name="Table3.A2" office:value-type="string">
            <text:p text:style-name="P3">characters</text:p>
          </table:table-cell>
          <table:table-cell table:style-name="Table3.D2" office:value-type="string">
            <text:p text:style-name="Table_20_Contents"><text:span text:style-name="T2">“</text:span><text:span text:style-name="T1">VDB1</text:span><text:span text:style-name="T2">” </text:span>in EBCDIC characters: <text:span text:style-name="T1">X'E5C4C2F1'</text:span></text:p>
          </table:table-cell>
        </table:table-row>
        <table:table-row>
          <table:table-cell table:style-name="Table3.A2" office:value-type="string">
            <text:p text:style-name="P3">+4</text:p>
          </table:table-cell>
          <table:table-cell table:style-name="Table3.A2" office:value-type="string">
            <text:p text:style-name="P3">1</text:p>
          </table:table-cell>
          <table:table-cell table:style-name="Table3.A2" office:value-type="string">
            <text:p text:style-name="P3">bit-level flags</text:p>
          </table:table-cell>
          <table:table-cell table:style-name="Table3.D2" office:value-type="string">
            <text:p text:style-name="Table_20_Contents">0x80 – CKD device, CKD fields valid</text:p>
            <text:p text:style-name="Table_20_Contents">0x40 – FBA device, FBA fields valid</text:p>
            <text:p text:style-name="Table_20_Contents">0x20 – Volume fields valid</text:p>
            <text:p text:style-name="Table_20_Contents">0x10 – VCF FDS structure valid</text:p>
          </table:table-cell>
        </table:table-row>
        <table:table-row>
          <table:table-cell table:style-name="Table3.A2" office:value-type="string">
            <text:p text:style-name="P3">+5</text:p>
          </table:table-cell>
          <table:table-cell table:style-name="Table3.A2" office:value-type="string">
            <text:p text:style-name="P3">3</text:p>
          </table:table-cell>
          <table:table-cell table:style-name="Table3.A2" office:value-type="string">
            <text:p text:style-name="P3">reserved</text:p>
          </table:table-cell>
          <table:table-cell table:style-name="Table3.D2" office:value-type="string">
            <text:p text:style-name="Table_20_Contents">must be all zero bits</text:p>
          </table:table-cell>
        </table:table-row>
        <table:table-row>
          <table:table-cell table:style-name="Table3.A2" office:value-type="string">
            <text:p text:style-name="P3">+8</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CKD: number of physical cylinders</text:p>
          </table:table-cell>
        </table:table-row>
        <table:table-row>
          <table:table-cell table:style-name="Table3.A2" office:value-type="string">
            <text:p text:style-name="P3">+12</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CKD: number of tracks per cylinder</text:p>
          </table:table-cell>
        </table:table-row>
        <table:table-row>
          <table:table-cell table:style-name="Table3.A2" office:value-type="string">
            <text:p text:style-name="P3">+14</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CKD: number of volume blocks per track</text:p>
          </table:table-cell>
        </table:table-row>
        <table:table-row>
          <table:table-cell table:style-name="Table3.A2" office:value-type="string">
            <text:p text:style-name="P3">+16</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FBA: number of physical sectors</text:p>
          </table:table-cell>
        </table:table-row>
        <table:table-row>
          <table:table-cell table:style-name="Table3.A2" office:value-type="string">
            <text:p text:style-name="P3">+20</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FBA: number of physical sectors per volume block</text:p>
          </table:table-cell>
        </table:table-row>
        <table:table-row>
          <table:table-cell table:style-name="Table3.A2" office:value-type="string">
            <text:p text:style-name="P3">+22</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Volume: size of a volume block in bytes</text:p>
          </table:table-cell>
        </table:table-row>
        <table:table-row>
          <table:table-cell table:style-name="Table3.A2" office:value-type="string">
            <text:p text:style-name="P3">+24</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Volume: number of initial reserved volume blocks</text:p>
          </table:table-cell>
        </table:table-row>
        <table:table-row>
          <table:table-cell table:style-name="Table3.A2" office:value-type="string">
            <text:p text:style-name="P3">+28</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Volume: number of volume blocks on device</text:p>
          </table:table-cell>
        </table:table-row>
        <table:table-row>
          <table:table-cell table:style-name="Table3.A2" office:value-type="string">
            <text:p text:style-name="P3">+32</text:p>
          </table:table-cell>
          <table:table-cell table:style-name="Table3.A2" office:value-type="string">
            <text:p text:style-name="P3">32</text:p>
          </table:table-cell>
          <table:table-cell table:style-name="Table3.A2" office:value-type="string">
            <text:p text:style-name="P3">structured</text:p>
          </table:table-cell>
          <table:table-cell table:style-name="Table3.D2" office:value-type="string">
            <text:p text:style-name="Table_20_Contents">VCF: Volume Content File Description Structure (VCFDS)</text:p>
          </table:table-cell>
        </table:table-row>
        <table:table-row>
          <table:table-cell table:style-name="Table3.A2" office:value-type="string">
            <text:p text:style-name="P3">+64</text:p>
          </table:table-cell>
          <table:table-cell table:style-name="Table3.A2" office:value-type="string">
            <text:p text:style-name="P3">448</text:p>
          </table:table-cell>
          <table:table-cell table:style-name="Table3.A2" office:value-type="string">
            <text:p text:style-name="P3">reserved</text:p>
          </table:table-cell>
          <table:table-cell table:style-name="Table3.D2" office:value-type="string">
            <text:p text:style-name="Table_20_Contents">must be all zero bits</text:p>
          </table:table-cell>
        </table:table-row>
      </table:table>
      <text:p text:style-name="Text_20_body"/>
      <text:p text:style-name="Text_20_body">The name found in the VCFDS constitutes the name of the volume. <text:s/>The reserved area of the volume is normally the area of the volume used by the IPL medium preparation process. <text:s/>CKD volumes will reserve complete tracks.</text:p>
      <text:h text:style-name="Heading_20_2" text:outline-level="2">Accessing the VDB Record</text:h>
      <text:p text:style-name="Text_20_body">The Volume Definition Block is always a single 512-byte volume block. <text:s/>It has a fixed location <text:s/>and, in the of Count-Key-Data devices, a fixed key allowing DASD architecture specific mechanisms for access <text:s/>from the perspective of each DASD architecture that may utilize. <text:s/>Use of DIAGNOSE X'260' methods are supported by means of the LOWC content provided <text:soft-page-break/>by the medium preparation processor that will identify the 512-byte block number of the VDB recor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DASD Architecture</text:p>
            </table:table-cell>
            <table:table-cell table:style-name="Table2.A1" office:value-type="string">
              <text:p text:style-name="Table_20_Heading">VDB Location</text:p>
            </table:table-cell>
            <table:table-cell table:style-name="Table2.A1" office:value-type="string">
              <text:p text:style-name="Table_20_Heading">Key Content</text:p>
            </table:table-cell>
            <table:table-cell table:style-name="Table2.D1" office:value-type="string">
              <text:p text:style-name="Table_20_Heading">DIAGNOSE X'260'</text:p>
            </table:table-cell>
          </table:table-row>
        </table:table-header-rows>
        <table:table-row>
          <table:table-cell table:style-name="Table2.A2" office:value-type="string">
            <text:p text:style-name="Table_20_Contents">Count-Key-Data</text:p>
          </table:table-cell>
          <table:table-cell table:style-name="Table2.A2" office:value-type="string">
            <text:p text:style-name="P3">Cyl. 0, Track 0, Record 4</text:p>
          </table:table-cell>
          <table:table-cell table:style-name="Table2.A2" office:value-type="string">
            <text:p text:style-name="P3">“<text:span text:style-name="T1">VDB1</text:span>” in EBCDIC</text:p>
          </table:table-cell>
          <table:table-cell table:style-name="Table2.D2" office:value-type="string">
            <text:p text:style-name="P3">Block 3</text:p>
          </table:table-cell>
        </table:table-row>
        <table:table-row>
          <table:table-cell table:style-name="Table2.A2" office:value-type="string">
            <text:p text:style-name="Table_20_Contents">Fixed-Block Architecture</text:p>
          </table:table-cell>
          <table:table-cell table:style-name="Table2.A2" office:value-type="string">
            <text:p text:style-name="P3">Sector 1</text:p>
          </table:table-cell>
          <table:table-cell table:style-name="Table2.A2" office:value-type="string">
            <text:p text:style-name="P3">not applicable</text:p>
          </table:table-cell>
          <table:table-cell table:style-name="Table2.D2" office:value-type="string">
            <text:p text:style-name="P3">Block 1</text:p>
          </table:table-cell>
        </table:table-row>
      </table:table>
      <text:p text:style-name="Text_20_body"/>
      <text:p text:style-name="Text_20_body"/>
      <text:p text:style-name="Text_20_body"/>
      <text:h text:style-name="P28" text:outline-level="1">Volume Content File</text:h>
      <text:p text:style-name="Text_20_body">The Volume Content File is a file that contains a series of contiguous 32-byte File Description Structures defining the remaining files in residence on the volume.</text:p>
      <text:h text:style-name="Heading_20_2" text:outline-level="2">Specifying the Volume Content</text:h>
      <text:p text:style-name="Text_20_body">As indicated by the File Description Structure, the following information is required:</text:p>
      <text:list xml:id="list639961020" text:style-name="L6">
        <text:list-item>
          <text:p text:style-name="P10">File name in either EBCDIC or ASCII and an</text:p>
        </text:list-item>
        <text:list-item>
          <text:p text:style-name="P10">Optional default memory residence address.</text:p>
        </text:list-item>
      </text:list>
      <text:p text:style-name="Text_20_body">To build the volume, the actual source of the volume content must be identified.</text:p>
      <text:p text:style-name="Text_20_body">A simple text file is used to specify what content is to be placed on the volume in the following format:</text:p>
      <text:p text:style-name="P14"><text:s/>( &lt;charset&gt; ) &lt;filename&gt; <text:s/>&lt;source/path&gt; ( &lt;load&gt; ) ( &lt;relo&gt; )</text:p>
      <text:p text:style-name="P22">One or more spaces is required between arguments.</text:p>
      <text:p text:style-name="P23">Required arguments:</text:p>
      <text:p text:style-name="P11">&lt;filename&gt;</text:p>
      <text:p text:style-name="P15">1-12 character volume file name. <text:s/>File names may consist of </text:p>
      <text:list xml:id="list1410585624" text:style-name="L7">
        <text:list-item>
          <text:p text:style-name="P24">upper or lower case letters (<text:span text:style-name="T4">a</text:span><text:span text:style-name="T1">-</text:span><text:span text:style-name="T4">z</text:span> or <text:span text:style-name="T4">A</text:span><text:span text:style-name="T1">-</text:span><text:span text:style-name="T4">Z</text:span>), </text:p>
        </text:list-item>
        <text:list-item>
          <text:p text:style-name="P24">numbers (<text:span text:style-name="T7">0</text:span>-<text:span text:style-name="T7">9</text:span>),</text:p>
        </text:list-item>
        <text:list-item>
          <text:p text:style-name="P24">at-symbol (<text:span text:style-name="T4">@</text:span><text:span text:style-name="T1">)</text:span>, </text:p>
        </text:list-item>
        <text:list-item>
          <text:p text:style-name="P25">dollar sign (<text:span text:style-name="T4">$</text:span>), </text:p>
        </text:list-item>
        <text:list-item>
          <text:p text:style-name="P24">period (<text:span text:style-name="T4">.</text:span>), </text:p>
        </text:list-item>
        <text:list-item>
          <text:p text:style-name="P24">underscore (<text:span text:style-name="T4">_</text:span>), or </text:p>
        </text:list-item>
        <text:list-item>
          <text:p text:style-name="P24">hyphen (<text:span text:style-name="T4">-</text:span>).</text:p>
        </text:list-item>
      </text:list>
      <text:p text:style-name="P11">&lt;source/path&gt;</text:p>
      <text:p text:style-name="P12">The absolute or relative path to the file's content within the sourcing file system</text:p>
      <text:p text:style-name="P16">Optional arguments:</text:p>
      <text:p text:style-name="P19">&lt;charset&gt;</text:p>
      <text:p text:style-name="P12">Character set of the file name:</text:p>
      <text:list xml:id="list763771367" text:style-name="L8">
        <text:list-item>
          <text:p text:style-name="P26"><text:span text:style-name="T4">A</text:span> for ASCII, the default, or</text:p>
        </text:list-item>
        <text:list-item>
          <text:p text:style-name="P26"><text:span text:style-name="T4">E</text:span> for EBCDIC.</text:p>
          <text:p text:style-name="P20">&lt;load&gt;</text:p>
        </text:list-item>
      </text:list>
      <text:p text:style-name="P12"><text:soft-page-break/>Default starting storage address of the file's content in storage</text:p>
      <text:list xml:id="list1822670802" text:style-name="L9">
        <text:list-item>
          <text:p text:style-name="P27">explicitly specified as a hexadecimal value or</text:p>
        </text:list-item>
        <text:list-item>
          <text:p text:style-name="P27">an asterisk (<text:span text:style-name="T4">*</text:span>) indicating that the start of the next storage page should be the start of the contents </text:p>
          <text:p text:style-name="P21">&lt;relo&gt;</text:p>
        </text:list-item>
      </text:list>
      <text:p text:style-name="P12">Specify an uppercase “r” (R) to indicate that an ELF should be relocated. <text:s/>Ignored if the file content is not an ELF executable.</text:p>
      <text:p text:style-name="P16">Any statement starting with a pound sign (<text:span text:style-name="T4">#</text:span>) or the point at which a pound sign is encountered causes the content of the line from that point forward to be treated as a comment. <text:s/>Lines consisting entirely of white space are ignored.</text:p>
      <text:p text:style-name="P16"/>
      <text:p text:style-name="P16"/>
      <text:p text:style-name="P2"/>
      <text:h text:style-name="Heading_20_1" text:outline-level="1">SATK Related Standards and Processes</text:h>
      <text:h text:style-name="Heading_20_2" text:outline-level="2">IPL ELF ABI Supplement</text:h>
      <text:p text:style-name="Text_20_body">The IPL ELF ABI describes for CKD devises that cylinder 0, track 0, record 4 is reserved for the medium preparation processor usage <text:s/>(page 8). <text:s/>This standard directs that this reserved record be used for the Volume Definition Block record, described above. <text:s/>For this reason the VDB record may be accessed with DIAGNOSE X'260' as 512-byte block 3 (counting from zero).</text:p>
      <text:p text:style-name="Text_20_body">For FBA devices, physical sector 1 is reserved for the volume's Volume Table of Contents (page 8). <text:s/>This standard directs that the Volume Descriptor block be placed in physical sector 1. <text:s/>For this reason the VDB record may be accessed with DIAGNOSE X'260' as 512-byte block 1.</text:p>
      <text:p text:style-name="Text_20_body">The IPLP Area, memory addresses 0x200-0x3FF (page 13), contains an area, 0x240-0x2FF that is reserved for the LOADER segment usage (page 14). <text:s/>This area's contents is sourced from the <text:span text:style-name="T1">.iplp</text:span> special section. <text:s/>Ultimately this content becomes linked into the LOWC segment at displacement 576, or displacement 0x240 and loaded into absolute storage at address 0 to become the contents of memory addresses 0x200-0x3FF.</text:p>
      <text:h text:style-name="Heading_20_2" text:outline-level="2">IPL Medium Preparation Processor</text:h>
      <text:p text:style-name="Text_20_body">The LOWC segment is mapped to IPL Record 3. <text:s/>The usage of the IPLP Area is defined in the IPL Medium Preparation Processor document on pages 5 and 6. <text:s/>This standard dictates that these two fields be redefined as follows:</text:p>
      <text:p text:style-name="P9">0x244-0x247</text:p>
      <text:p text:style-name="P13"><text:span text:style-name="T6">From:</text:span> Starting FBA sector of the repository inventory list supplied by the medium preparation processor.</text:p>
      <text:p text:style-name="P13"><text:span text:style-name="T6">To:</text:span> 512-byte volume block containing the Volume Definition Block record: 1 for FBA volumes, 3 for CKD volumes.</text:p>
      <text:p text:style-name="P18">0x248-0x25B</text:p>
      <text:p text:style-name="P13"><text:span text:style-name="T6">From:</text:span> Size of the repository inventory list in bytes supplied by the medium preparation processor.</text:p>
      <text:p text:style-name="P13"><text:span text:style-name="T6">To:</text:span> Size of the Volume Definition Block record in bytes: 512.</text:p>
      <text:p text:style-name="P17">The DASD Volume Standard replaces the repository concept discussed in the IPL Medium Preparation Processor.</text:p>
      <text:p text:style-name="P16">By inspection of the data at address 0x247, the program can determine the DASD architecture of the disk volume: CKD or F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alone Took Kit for s390 – DASD Volume Standard</text:p>
      </style:header>
      <style:footer>
        <text:p text:style-name="Footer"><text:tab/>Page <text:page-number text:select-page="current">8</text:page-number> of <text:page-count>10</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6-22T10:24:39</meta:creation-date>
    <meta:generator>OpenOffice.org/3.0$Unix OpenOffice.org_project/300m21$Build-9319</meta:generator>
    <dc:date>2012-06-30T11:57:02</dc:date>
    <meta:editing-duration>PT10H18M12S</meta:editing-duration>
    <meta:editing-cycles>50</meta:editing-cycles>
    <meta:document-statistic meta:table-count="3" meta:image-count="0" meta:object-count="0" meta:page-count="10" meta:paragraph-count="216" meta:word-count="2365" meta:character-count="14284"/>
    <meta:user-defined meta:name="Info 1"/>
    <meta:user-defined meta:name="Info 2"/>
    <meta:user-defined meta:name="Info 3"/>
    <meta:user-defined meta:name="Info 4"/>
  </office:meta>
</office:document-meta>
</file>